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36875EBAB6E8D4B4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688cm" fo:min-width="7.755cm"/>
    </style:style>
    <style:style style:name="gr3" style:family="graphic" style:parent-style-name="objectwithoutfill">
      <style:graphic-properties svg:stroke-width="0.106cm" svg:stroke-color="#2a609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81d41a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.067cm" fo:min-width="0.226cm"/>
    </style:style>
    <style:style style:name="gr8" style:family="graphic" style:parent-style-name="objectwithoutfill">
      <style:graphic-properties svg:stroke-width="0.106cm" svg:stroke-color="#729fcf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8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7.638cm" svg:height="10.935cm" svg:x="1.975cm" svg:y="8.502cm">
            <draw:image xlink:href="Pictures/10000000000001F400000136875EBAB6E8D4B432.jpg" xlink:type="simple" xlink:show="embed" xlink:actuate="onLoad" draw:mime-type="image/jpeg">
              <text:p/>
            </draw:image>
          </draw:frame>
          <draw:custom-shape draw:style-name="gr2" draw:text-style-name="P2" draw:layer="layout" svg:width="8.255cm" svg:height="7.938cm" svg:x="2.787cm" svg:y="8.302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3" draw:layer="layout" svg:x1="0.698cm" svg:y1="13.122cm" svg:x2="0.698cm" svg:y2="7.35cm">
            <text:p/>
          </draw:line>
          <draw:line draw:style-name="gr4" draw:text-style-name="P3" draw:layer="layout" svg:x1="0.698cm" svg:y1="13.149cm" svg:x2="-4.397cm" svg:y2="14.335cm">
            <text:p/>
          </draw:line>
          <draw:line draw:style-name="gr5" draw:text-style-name="P3" draw:layer="layout" svg:x1="0.698cm" svg:y1="13.149cm" svg:x2="4.175cm" svg:y2="15.605cm">
            <text:p/>
          </draw:line>
          <draw:frame draw:style-name="gr6" draw:text-style-name="P4" draw:layer="layout" svg:width="0.925cm" svg:height="0.962cm" svg:x="-4.232cm" svg:y="13.26cm">
            <draw:text-box>
              <text:p><text:span text:style-name="T1">X</text:span></text:p>
            </draw:text-box>
          </draw:frame>
          <draw:frame draw:style-name="gr6" draw:text-style-name="P4" draw:layer="layout" svg:width="0.891cm" svg:height="0.962cm" svg:x="-0.242cm" svg:y="6.715cm">
            <draw:text-box>
              <text:p><text:span text:style-name="T1">Z</text:span></text:p>
            </draw:text-box>
          </draw:frame>
          <draw:frame draw:style-name="gr6" draw:text-style-name="P4" draw:layer="layout" svg:width="0.925cm" svg:height="0.962cm" svg:x="3.133cm" svg:y="15.395cm">
            <draw:text-box>
              <text:p><text:span text:style-name="T1">Y</text:span></text:p>
            </draw:text-box>
          </draw:frame>
        </draw:g>
        <draw:g>
          <draw:custom-shape draw:style-name="gr7" draw:text-style-name="P5" draw:layer="layout" svg:width="0.726cm" svg:height="0.317cm" draw:transform="rotate (-0.514523063487929) translate (11.698cm 16.452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1.899cm" svg:y1="16.758cm" svg:x2="10.207cm" svg:y2="17.827cm">
            <text:p/>
          </draw:line>
          <draw:line draw:style-name="gr4" draw:text-style-name="P3" draw:layer="layout" svg:x1="11.922cm" svg:y1="16.745cm" svg:x2="13.382cm" svg:y2="17.51cm">
            <text:p/>
          </draw:line>
          <draw:line draw:style-name="gr9" draw:text-style-name="P3" draw:layer="layout" svg:x1="11.922cm" svg:y1="16.745cm" svg:x2="11.16cm" svg:y2="14.97cm">
            <text:p/>
          </draw:line>
          <draw:frame draw:style-name="gr6" draw:text-style-name="P4" draw:layer="layout" svg:width="0.891cm" svg:height="0.962cm" svg:x="10.207cm" svg:y="16.557cm">
            <draw:text-box>
              <text:p><text:span text:style-name="T1">Z</text:span></text:p>
            </draw:text-box>
          </draw:frame>
          <draw:frame draw:style-name="gr6" draw:text-style-name="P4" draw:layer="layout" svg:width="0.925cm" svg:height="0.962cm" svg:x="12.174cm" svg:y="17.183cm">
            <draw:text-box>
              <text:p><text:span text:style-name="T1">X</text:span></text:p>
            </draw:text-box>
          </draw:frame>
          <draw:frame draw:style-name="gr6" draw:text-style-name="P4" draw:layer="layout" svg:width="0.925cm" svg:height="0.962cm" svg:x="11.539cm" svg:y="14.97cm">
            <draw:text-box>
              <text:p><text:span text:style-name="T1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7T15:31:06.298832206</dc:date>
    <meta:editing-duration>PT3M55S</meta:editing-duration>
    <meta:editing-cycles>1</meta:editing-cycles>
    <meta:document-statistic meta:object-count="18"/>
    <meta:generator>LibreOffice/7.3.7.2$Linux_X86_64 LibreOffice_project/30$Build-2</meta:generator>
  </office:meta>
</office:document-meta>
</file>